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fdda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P10" style:family="paragraph" style:parent-style-name="Text_20_body" style:list-style-name="L3">
      <style:paragraph-properties fo:margin-top="0cm" fo:margin-bottom="0cm" loext:contextual-spacing="false"/>
    </style:style>
    <style:style style:name="P11" style:family="paragraph" style:parent-style-name="Text_20_body" style:list-style-name="L4">
      <style:paragraph-properties fo:margin-top="0cm" fo:margin-bottom="0cm" loext:contextual-spacing="false"/>
    </style:style>
    <style:style style:name="P12" style:family="paragraph" style:parent-style-name="Text_20_body" style:list-style-name="L5">
      <style:paragraph-properties fo:margin-top="0cm" fo:margin-bottom="0cm" loext:contextual-spacing="false"/>
    </style:style>
    <style:style style:name="P13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07b8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Test Plan for KPMPP API</text:span></text:p>
      <text:p text:style-name="Text_20_body"><text:span text:style-name="Strong_20_Emphasis">1. Introduction</text:span> The purpose of this test plan is to ensure the KPMPP API functions correctly, meets security standards, and provides seamless interaction for users, admins, and subscription-based services.</text:p>
      <text:p text:style-name="Text_20_body"><text:span text:style-name="Strong_20_Emphasis">2. Scope</text:span> This test plan covers functional, security, performance, and integration testing of the API endpoints related to users, admins, and subscriptions.</text:p>
      <text:p text:style-name="Text_20_body"><text:span text:style-name="Strong_20_Emphasis">3. Testing Objectives</text:span></text:p>
      <text:list xml:id="list1758801846" text:style-name="L1">
        <text:list-item>
          <text:p text:style-name="P8">Verify all API endpoints function as expected. </text:p>
        </text:list-item>
        <text:list-item>
          <text:p text:style-name="P8">Ensure secure authentication and authorization mechanisms. </text:p>
        </text:list-item>
        <text:list-item>
          <text:p text:style-name="P8">Validate data handling and storage processes. </text:p>
        </text:list-item>
        <text:list-item>
          <text:p text:style-name="P8">Confirm performance and response times are optimal. </text:p>
        </text:list-item>
        <text:list-item>
          <text:p text:style-name="P2">Ensure proper role-based access control for users and admins. </text:p>
        </text:list-item>
      </text:list>
      <text:p text:style-name="Text_20_body"><text:span text:style-name="Strong_20_Emphasis">4. Test Items</text:span></text:p>
      <text:list xml:id="list268074902" text:style-name="L2">
        <text:list-item>
          <text:p text:style-name="P3"><text:span text:style-name="Strong_20_Emphasis">User Routes:</text:span></text:p>
          <text:list>
            <text:list-item>
              <text:p text:style-name="P9">User registration </text:p>
            </text:list-item>
            <text:list-item>
              <text:p text:style-name="P9">User login/authentication </text:p>
            </text:list-item>
            <text:list-item>
              <text:p text:style-name="P9">Profile management </text:p>
            </text:list-item>
            <text:list-item>
              <text:p text:style-name="P9">Fetching user details </text:p>
            </text:list-item>
            <text:list-item>
              <text:p text:style-name="P9">Password reset </text:p>
            </text:list-item>
          </text:list>
        </text:list-item>
        <text:list-item>
          <text:p text:style-name="P3"><text:span text:style-name="Strong_20_Emphasis">Admin Routes:</text:span></text:p>
          <text:list>
            <text:list-item>
              <text:p text:style-name="P9">Admin authentication </text:p>
            </text:list-item>
            <text:list-item>
              <text:p text:style-name="P9">User management (view, update, delete users) </text:p>
            </text:list-item>
            <text:list-item>
              <text:p text:style-name="P9">Content moderation </text:p>
            </text:list-item>
            <text:list-item>
              <text:p text:style-name="P9">Role management </text:p>
            </text:list-item>
          </text:list>
        </text:list-item>
        <text:list-item>
          <text:p text:style-name="P3"><text:span text:style-name="Strong_20_Emphasis">Subscription Routes:</text:span></text:p>
          <text:list>
            <text:list-item>
              <text:p text:style-name="P9">Subscription creation </text:p>
            </text:list-item>
            <text:list-item>
              <text:p text:style-name="P9">Subscription renewal </text:p>
            </text:list-item>
            <text:list-item>
              <text:p text:style-name="P9">Subscription cancellation </text:p>
            </text:list-item>
            <text:list-item>
              <text:p text:style-name="P9">Payment processing </text:p>
            </text:list-item>
            <text:list-item>
              <text:p text:style-name="P3">Access control based on subscription status </text:p>
            </text:list-item>
          </text:list>
        </text:list-item>
      </text:list>
      <text:p text:style-name="Text_20_body"><text:span text:style-name="Strong_20_Emphasis">5. Test Approach</text:span> Testing will be performed manually using tools like Postman and automated using Jest or Mocha for API testing.</text:p>
      <text:p text:style-name="Text_20_body"><text:span text:style-name="Strong_20_Emphasis">6. Test Types</text:span></text:p>
      <text:list xml:id="list2947003665" text:style-name="L3">
        <text:list-item>
          <text:p text:style-name="P10"><text:span text:style-name="Strong_20_Emphasis">Functional Testing:</text:span> Verify all API endpoints return expected responses. </text:p>
        </text:list-item>
        <text:list-item>
          <text:p text:style-name="P10"><text:span text:style-name="Strong_20_Emphasis">Security Testing:</text:span> Validate authentication, JWT token handling, role-based access control, and data encryption. </text:p>
        </text:list-item>
        <text:list-item>
          <text:p text:style-name="P10"><text:span text:style-name="Strong_20_Emphasis">Performance Testing:</text:span> Test API response times and load handling. </text:p>
        </text:list-item>
        <text:list-item>
          <text:p text:style-name="P10"><text:span text:style-name="Strong_20_Emphasis">Integration Testing:</text:span> Verify interactions between API routes and the database. </text:p>
        </text:list-item>
        <text:list-item>
          <text:p text:style-name="P4"><text:soft-page-break/><text:span text:style-name="Strong_20_Emphasis">Error Handling:</text:span> Ensure proper status codes and error messages are returned for failures. </text:p>
        </text:list-item>
      </text:list>
      <text:p text:style-name="Text_20_body"><text:span text:style-name="Strong_20_Emphasis">7. Test Environment</text:span></text:p>
      <text:list xml:id="list2222294495" text:style-name="L4">
        <text:list-item>
          <text:p text:style-name="P11">Backend: Node.js with Express </text:p>
        </text:list-item>
        <text:list-item>
          <text:p text:style-name="P11">Database: <text:span text:style-name="T2">MYSQL</text:span></text:p>
        </text:list-item>
        <text:list-item>
          <text:p text:style-name="P11">Tools: Postman, <text:s/>Supertest </text:p>
        </text:list-item>
        <text:list-item>
          <text:p text:style-name="P5">Authentication: JWT-based authentication </text:p>
        </text:list-item>
      </text:list>
      <text:p text:style-name="Text_20_body"><text:span text:style-name="Strong_20_Emphasis">8. Test Execution Schedule</text:span></text:p>
      <text:list xml:id="list3857630307" text:style-name="L5">
        <text:list-item>
          <text:p text:style-name="P12"><text:span text:style-name="Strong_20_Emphasis">Week 1:</text:span> Functional &amp; Security Testing </text:p>
        </text:list-item>
        <text:list-item>
          <text:p text:style-name="P12"><text:span text:style-name="Strong_20_Emphasis">Week 2:</text:span> Performance &amp; Integration Testing </text:p>
        </text:list-item>
        <text:list-item>
          <text:p text:style-name="P6"><text:span text:style-name="Strong_20_Emphasis">Week 3:</text:span> Error Handling &amp; Regression Testing </text:p>
        </text:list-item>
      </text:list>
      <text:p text:style-name="Text_20_body"><text:span text:style-name="Strong_20_Emphasis">9. Test Deliverables</text:span></text:p>
      <text:list xml:id="list1269669550" text:style-name="L6">
        <text:list-item>
          <text:p text:style-name="P13">API Test Cases Document </text:p>
        </text:list-item>
        <text:list-item>
          <text:p text:style-name="P13">Bug Reports </text:p>
        </text:list-item>
        <text:list-item>
          <text:p text:style-name="P7">Test Summary Report </text:p>
        </text:list-item>
      </text:list>
      <text:p text:style-name="Text_20_body"><text:span text:style-name="Strong_20_Emphasis">10. Defect Tracking</text:span> All defects will be logged and tracked using a bug tracking tool (e.g., GitHub Issues, JIRA, or Trello).</text:p>
      <text:p text:style-name="Text_20_body"><text:span text:style-name="Strong_20_Emphasis">11. Approval</text:span> This test plan is subject to approval by the project stakeholders before execution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officeooo:paragraph-rsid="000fddad"/>
    </style:style>
    <style:style style:name="MT1" style:family="text"/>
    <style:style style:name="MT2" style:family="text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Strong_20_Emphasis"><text:tab/><text:tab/><text:tab/><text:tab/></text:span><text:span text:style-name="Strong_20_Emphasis"><text:span text:style-name="MT2">Test Plan for KPMPP API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5T08:05:06.221154283</meta:creation-date>
    <dc:date>2025-02-15T09:17:00.802932510</dc:date>
    <meta:editing-duration>PT1M2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0" meta:word-count="346" meta:character-count="2257" meta:non-whitespace-character-count="1960"/>
  </office:meta>
</office:document-meta>
</file>